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ubscriberInfo.SimpleSubscriberInfo( Class subscriberClass , boolean shouldCheckSuperclass , SubscriberMethodInfo [ ] metho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ubscriberInfo.getSubscriber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